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Axis">
      <style:graphic-properties draw:textarea-vertical-align="middle"/>
    </style:style>
    <style:style style:name="gr2" style:family="graphic" style:parent-style-name="Line_20_Drawing">
      <style:graphic-properties draw:textarea-vertical-align="middle" draw:auto-grow-height="false"/>
    </style:style>
    <style:style style:name="gr3" style:family="graphic" style:parent-style-name="Line_20_Drawing">
      <style:graphic-properties draw:textarea-vertical-align="middle" draw:auto-grow-height="false" style:protect="position 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ing_5f_template">
        <draw:line draw:style-name="gr1" draw:text-style-name="P1" draw:layer="layout" svg:x1="2.5cm" svg:y1="11cm" svg:x2="18.5cm" svg:y2="11cm">
          <text:p/>
        </draw:line>
        <draw:line draw:style-name="gr1" draw:text-style-name="P1" draw:layer="layout" svg:x1="10.5cm" svg:y1="19cm" svg:x2="10.5cm" svg:y2="3cm">
          <text:p/>
        </draw:line>
        <draw:g>
          <draw:g>
            <draw:custom-shape draw:style-name="gr2" draw:text-style-name="P1" draw:layer="layout" svg:width="0.834cm" svg:height="0.556cm" svg:x="11.256cm" svg:y="10.72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375cm" svg:height="0.25cm" svg:x="10.875cm" svg:y="10.8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1.813cm" svg:height="1.208cm" svg:x="12.09cm" svg:y="10.39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3.945cm" svg:height="2.628cm" svg:x="13.906cm" svg:y="9.6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2" draw:text-style-name="P1" draw:layer="layout" svg:width="0.834cm" svg:height="0.556cm" svg:x="8.91cm" svg:y="10.722cm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3" draw:text-style-name="P1" draw:layer="layout" svg:width="0.375cm" svg:height="0.25cm" svg:x="9.749cm" svg:y="10.875cm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2" draw:text-style-name="P1" draw:layer="layout" svg:width="1.813cm" svg:height="1.208cm" svg:x="7.096cm" svg:y="10.396cm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2" draw:text-style-name="P1" draw:layer="layout" svg:width="3.945cm" svg:height="2.628cm" svg:x="3.148cm" svg:y="9.686cm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0.834cm" svg:height="0.556cm" draw:transform="rotate (0.523598775598299) translate (11.016cm 10.38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375cm" svg:height="0.25cm" draw:transform="rotate (0.523598775598299) translate (10.762cm 10.70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1.813cm" svg:height="1.208cm" draw:transform="rotate (0.523598775598299) translate (11.575cm 9.68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3.945cm" svg:height="2.628cm" draw:transform="rotate (0.523598775598299) translate (12.793cm 8.15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2" draw:text-style-name="P1" draw:layer="layout" svg:width="0.834cm" svg:height="0.556cm" draw:transform="rotate (-0.523598775598299) translate (9.262cm 11.137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3" draw:text-style-name="P1" draw:layer="layout" svg:width="0.375cm" svg:height="0.25cm" draw:transform="rotate (-0.523598775598299) translate (9.913cm 11.08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2" draw:text-style-name="P1" draw:layer="layout" svg:width="1.813cm" svg:height="1.208cm" draw:transform="rotate (-0.523598775598299) translate (7.855cm 11.272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2" draw:text-style-name="P1" draw:layer="layout" svg:width="3.944cm" svg:height="2.627cm" draw:transform="rotate (-0.523598775598299) translate (4.791cm 11.566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0.834cm" svg:height="0.556cm" draw:transform="rotate (1.0471975511966) translate (10.637cm 10.20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375cm" svg:height="0.25cm" draw:transform="rotate (1.0471975511966) translate (10.579cm 10.61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1.813cm" svg:height="1.208cm" draw:transform="rotate (1.0471975511966) translate (10.772cm 9.32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3.945cm" svg:height="2.628cm" draw:transform="rotate (1.0471975511966) translate (11.065cm 7.39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2" draw:text-style-name="P1" draw:layer="layout" svg:width="0.834cm" svg:height="0.556cm" draw:transform="rotate (-1.0471975511966) translate (9.945cm 11.516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3" draw:text-style-name="P1" draw:layer="layout" svg:width="0.375cm" svg:height="0.25cm" draw:transform="rotate (-1.0471975511966) translate (10.233cm 11.262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2" draw:text-style-name="P1" draw:layer="layout" svg:width="1.813cm" svg:height="1.208cm" draw:transform="rotate (-1.0471975511966) translate (9.32cm 12.075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2" draw:text-style-name="P1" draw:layer="layout" svg:width="3.945cm" svg:height="2.627cm" draw:transform="rotate (-1.0471975511966) translate (7.962cm 13.293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0.834cm" svg:height="0.556cm" draw:transform="rotate (1.5707963267949) translate (10.222cm 10.24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375cm" svg:height="0.25cm" draw:transform="rotate (1.5707963267949) translate (10.375cm 10.625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1.813cm" svg:height="1.208cm" draw:transform="rotate (1.5707963267949) translate (9.896cm 9.4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3.945cm" svg:height="2.628cm" draw:transform="rotate (1.5707963267949) translate (9.186cm 7.59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2" draw:text-style-name="P1" draw:layer="layout" svg:width="0.834cm" svg:height="0.556cm" draw:transform="rotate (-1.5707963267949) translate (10.778cm 11.756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3" draw:text-style-name="P1" draw:layer="layout" svg:width="0.375cm" svg:height="0.25cm" draw:transform="rotate (-1.5707963267949) translate (10.625cm 11.375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2" draw:text-style-name="P1" draw:layer="layout" svg:width="1.813cm" svg:height="1.208cm" draw:transform="rotate (-1.5707963267949) translate (11.104cm 12.59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2" draw:text-style-name="P1" draw:layer="layout" svg:width="3.945cm" svg:height="2.628cm" draw:transform="rotate (-1.5707963267949) translate (11.814cm 14.406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0.834cm" svg:height="0.556cm" draw:transform="rotate (2.0943951023932) translate (9.881cm 10.48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375cm" svg:height="0.25cm" draw:transform="rotate (2.0943951023932) translate (10.204cm 10.73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1.813cm" svg:height="1.208cm" draw:transform="rotate (2.0943951023932) translate (9.182cm 9.925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3.945cm" svg:height="2.628cm" draw:transform="rotate (2.0943951023932) translate (7.659cm 8.707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2" draw:text-style-name="P1" draw:layer="layout" svg:width="0.834cm" svg:height="0.556cm" draw:transform="rotate (-2.0943951023932) translate (11.535cm 11.794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3" draw:text-style-name="P1" draw:layer="layout" svg:width="0.375cm" svg:height="0.25cm" draw:transform="rotate (-2.0943951023932) translate (10.984cm 11.387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2" draw:text-style-name="P1" draw:layer="layout" svg:width="1.813cm" svg:height="1.208cm" draw:transform="rotate (-2.0943951023932) translate (12.724cm 12.679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2" draw:text-style-name="P1" draw:layer="layout" svg:width="3.944cm" svg:height="2.627cm" draw:transform="rotate (-2.0943951023932) translate (15.314cm 14.607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0.834cm" svg:height="0.556cm" draw:transform="rotate (2.61799387799149) translate (9.706cm 10.86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375cm" svg:height="0.25cm" draw:transform="rotate (2.61799387799149) translate (10.113cm 10.92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1.813cm" svg:height="1.208cm" draw:transform="rotate (2.61799387799149) translate (8.821cm 10.72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3.945cm" svg:height="2.628cm" draw:transform="rotate (2.61799387799149) translate (6.893cm 10.435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2" draw:text-style-name="P1" draw:layer="layout" svg:width="0.834cm" svg:height="0.556cm" draw:transform="rotate (-2.61799387799149) translate (12.016cm 11.619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3" draw:text-style-name="P1" draw:layer="layout" svg:width="0.375cm" svg:height="0.25cm" draw:transform="rotate (-2.61799387799149) translate (11.212cm 11.296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2" draw:text-style-name="P1" draw:layer="layout" svg:width="1.813cm" svg:height="1.209cm" draw:transform="rotate (-2.61799387799149) translate (13.749cm 12.319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2" draw:text-style-name="P1" draw:layer="layout" svg:width="3.944cm" svg:height="2.628cm" draw:transform="rotate (-2.61799387799149) translate (17.523cm 13.841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</draw:g>
        </draw:g>
        <draw:frame draw:style-name="gr4" draw:layer="layout" svg:width="0.853cm" svg:height="0.962cm" svg:x="17.851cm" svg:y="10.839cm">
          <draw:text-box>
            <text:p>u</text:p>
          </draw:text-box>
        </draw:frame>
        <draw:frame draw:style-name="gr4" draw:layer="layout" svg:width="0.82cm" svg:height="1.505cm" svg:x="10.4cm" svg:y="2.758cm">
          <draw:text-box>
            <text:p>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20_Drawing" style:display-name="Line Drawing" style:family="graphic" style:parent-style-name="standard">
      <style:graphic-properties draw:stroke-dash="Dash_20_1" svg:stroke-width="0.03cm" svg:stroke-color="#000000" draw:marker-start-width="0.26cm" draw:marker-end-width="0.26cm" draw:fill="none" draw:fill-gradient-name="Gradient_20_7" draw:fill-hatch-name="Hatching_20_46" draw:fill-image-name="Bitmape_20_1" draw:fill-image-width="0cm" draw:fill-image-height="0cm"/>
    </style:style>
    <style:style style:name="Axis" style:family="graphic" style:parent-style-name="standard">
      <style:graphic-properties draw:stroke-dash="Dash_20_1" draw:marker-end="Arrow" draw:marker-end-width="0.1cm" draw:fill-gradient-name="Gradient_20_7" draw:fill-hatch-name="Hatching_20_46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cale0"/>
    </draw:layer-set>
    <style:master-page style:name="drawing_5f_template" style:display-name="drawing_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6T14:44:49</meta:creation-date>
    <meta:editing-duration>PT14M50S</meta:editing-duration>
    <meta:editing-cycles>6</meta:editing-cycles>
    <meta:generator>LibreOffice/3.5$Linux_X86_64 LibreOffice_project/350m1$Build-3</meta:generator>
    <dc:date>2012-08-16T15:15:31</dc:date>
    <meta:document-statistic meta:object-count="70"/>
  </office:meta>
</office:document-meta>
</file>